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language="en" fo:country="US" fo:font-weight="bold" officeooo:rsid="0011533a" officeooo:paragraph-rsid="0011533a" style:font-weight-asian="bold" style:font-weight-complex="bold"/>
    </style:style>
    <style:style style:name="P2" style:family="paragraph" style:parent-style-name="Standard">
      <style:text-properties style:font-name="DejaVu Sans" fo:language="en" fo:country="US" officeooo:rsid="0011533a" officeooo:paragraph-rsid="0011533a"/>
    </style:style>
    <style:style style:name="P3" style:family="paragraph" style:parent-style-name="Standard">
      <style:text-properties style:font-name="DejaVu Sans" fo:language="en" fo:country="US" officeooo:rsid="0011533a" officeooo:paragraph-rsid="0014d4b4"/>
    </style:style>
    <style:style style:name="P4" style:family="paragraph" style:parent-style-name="Standard">
      <style:text-properties style:font-name="Courier 10 Pitch" fo:language="en" fo:country="US" officeooo:rsid="0011533a" officeooo:paragraph-rsid="0011533a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DejaVu Sans" fo:language="en" fo:country="US" officeooo:rsid="0011533a" officeooo:paragraph-rsid="0011533a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DejaVu Sans" fo:font-size="12pt" fo:language="en" fo:country="US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DejaVu Sans" fo:font-size="12pt" fo:language="en" fo:country="US" officeooo:rsid="0011533a" officeooo:paragraph-rsid="0011533a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DejaVu Sans" fo:font-size="12pt" fo:language="en" fo:country="US" officeooo:rsid="0011533a" officeooo:paragraph-rsid="00122c2c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DejaVu Sans" fo:font-size="12pt" fo:language="en" fo:country="US" officeooo:rsid="00122c2c" officeooo:paragraph-rsid="00122c2c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DejaVu Sans" fo:font-size="12pt" fo:language="en" fo:country="US" officeooo:rsid="00132e03" officeooo:paragraph-rsid="00132e03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DejaVu Sans" fo:font-size="12pt" fo:language="en" fo:country="US" officeooo:rsid="0014d4b4" officeooo:paragraph-rsid="0014d4b4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Courier 10 Pitch" fo:font-size="12pt" fo:language="en" fo:country="US" officeooo:rsid="00122c2c" officeooo:paragraph-rsid="00122c2c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Courier 10 Pitch" fo:font-size="12pt" fo:language="en" fo:country="US" officeooo:rsid="00132e03" officeooo:paragraph-rsid="00132e03" style:font-size-asian="12pt" style:font-size-complex="12pt"/>
    </style:style>
    <style:style style:name="P15" style:family="paragraph">
      <style:paragraph-properties fo:margin-top="0cm" fo:margin-bottom="0cm" loext:contextual-spacing="false" fo:line-height="100%"/>
      <style:text-properties style:font-name="DejaVu Sans" fo:font-size="12pt" fo:language="en" fo:country="US" officeooo:rsid="00132e03" officeooo:paragraph-rsid="00132e03" style:font-size-asian="12pt" style:font-size-complex="12pt"/>
    </style:style>
    <style:style style:name="P16" style:family="paragraph">
      <style:paragraph-properties fo:margin-top="0cm" fo:margin-bottom="0cm" loext:contextual-spacing="false" fo:line-height="100%"/>
      <style:text-properties style:font-name="Courier 10 Pitch" fo:font-size="12pt" fo:language="en" fo:country="US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officeooo:paragraph-rsid="0011533a"/>
    </style:style>
    <style:style style:name="P18" style:family="paragraph">
      <style:paragraph-properties fo:margin-top="0cm" fo:margin-bottom="0cm" loext:contextual-spacing="false" fo:line-height="100%"/>
      <style:text-properties officeooo:paragraph-rsid="0011533a"/>
    </style:style>
    <style:style style:name="P19" style:family="paragraph" style:parent-style-name="Preformatted_20_Text">
      <style:paragraph-properties fo:margin-top="0cm" fo:margin-bottom="0cm" loext:contextual-spacing="false" fo:line-height="100%"/>
    </style:style>
    <style:style style:name="P20" style:family="paragraph">
      <style:paragraph-properties fo:margin-top="0cm" fo:margin-bottom="0cm" loext:contextual-spacing="false" fo:line-height="100%"/>
    </style:style>
    <style:style style:name="T1" style:family="text">
      <style:text-properties officeooo:rsid="0011533a"/>
    </style:style>
    <style:style style:name="T2" style:family="text">
      <style:text-properties style:font-name="DejaVu Sans" fo:font-size="12pt" style:font-size-asian="12pt" style:font-size-complex="12pt"/>
    </style:style>
    <style:style style:name="T3" style:family="text">
      <style:text-properties style:font-name="DejaVu Sans" fo:font-size="12pt" officeooo:rsid="0011533a" style:font-size-asian="12pt" style:font-size-complex="12pt"/>
    </style:style>
    <style:style style:name="T4" style:family="text">
      <style:text-properties style:font-name="DejaVu Sans" fo:font-size="12pt" fo:language="en" fo:country="US" style:font-size-asian="12pt" style:font-size-complex="12pt"/>
    </style:style>
    <style:style style:name="T5" style:family="text">
      <style:text-properties style:font-name="DejaVu Sans" fo:font-size="12pt" fo:language="en" fo:country="US" officeooo:rsid="0011533a" style:font-size-asian="12pt" style:font-size-complex="12pt"/>
    </style:style>
    <style:style style:name="T6" style:family="text">
      <style:text-properties style:font-name="Courier 10 Pitch" fo:font-size="12pt" style:font-size-asian="12pt" style:font-size-complex="12pt"/>
    </style:style>
    <style:style style:name="T7" style:family="text">
      <style:text-properties style:font-name="Courier 10 Pitch" fo:font-size="12pt" fo:language="en" fo:country="US" style:font-size-asian="12pt" style:font-size-complex="12pt"/>
    </style:style>
    <style:style style:name="T8" style:family="text">
      <style:text-properties officeooo:rsid="00137892"/>
    </style:style>
    <style:style style:name="T9" style:family="text">
      <style:text-properties officeooo:rsid="0014d4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al : Adding a floating IP to the nodes</text:p>
      <text:p text:style-name="P2"/>
      <text:p text:style-name="P2">The method exposed previously imposes to the parties connecting to the server(s) to know and manage the existence of the two servers, as <text:span text:style-name="T9">M</text:span>aster and backup. <text:s/>However, a number of phones and softphones can not handle this situation.</text:p>
      <text:p text:style-name="P2"/>
      <text:p text:style-name="P2">A solution is to assign a third IP, called a floating IP. This IP is always assigned to the operational server, whether it is the <text:span text:style-name="T9">M</text:span>aster server or the <text:span text:style-name="T9">S</text:span>lave. </text:p>
      <text:p text:style-name="P2"/>
      <text:p text:style-name="P2">For instance, in the configuration exposed previously, the master has the IP 192.168.1.1, and slave 192.168.1.2. A third address will be defined, say 192.168.1.3, and it will be assigned to the Master when it is operational, and automatically reassigned to the Slave when the Master fails.</text:p>
      <text:p text:style-name="P2"/>
      <text:p text:style-name="P2">Therefore, clients like softphone can always connect using this address and get the service.</text:p>
      <text:p text:style-name="P2"/>
      <text:p text:style-name="P3">The software keepalived will be used to achieve this functionality <text:span text:style-name="T9">(http://www.keepalived.org/)</text:span>. </text:p>
      <text:p text:style-name="P2"/>
      <text:p text:style-name="P2">First, install the software on both the Master &amp; Slave:</text:p>
      <text:p text:style-name="P2"/>
      <text:p text:style-name="P4">apt-get install keepalived</text:p>
      <text:p text:style-name="P5"/>
      <text:p text:style-name="P12"><text:span text:style-name="T5">In order to be able to bind on a IP which is not yet defined on the system, we need to enable non local binding at the kernel level - </text:span><text:span text:style-name="T4">Add to </text:span><text:span text:style-name="Source_20_Text"><text:span text:style-name="T4">/etc/sysctl.conf</text:span></text:span><text:span text:style-name="T4">:</text:span></text:p>
      <text:p text:style-name="P17"><text:span text:style-name="Source_20_Text"><text:span text:style-name="T6"/></text:span></text:p>
      <text:p text:style-name="P17"><text:span text:style-name="Source_20_Text"><text:span text:style-name="T6">net.ipv4.ip_nonlocal_bind = 1</text:span></text:span></text:p>
      <text:p text:style-name="P19"><text:span text:style-name="Source_20_Text"><text:span text:style-name="T5"/></text:span></text:p>
      <text:p text:style-name="P19"><text:span text:style-name="Source_20_Text"><text:span text:style-name="T5">and enable this change wit</text:span></text:span><text:span text:style-name="Source_20_Text"><text:span text:style-name="T5">h: </text:span></text:span><text:span text:style-name="Source_20_Text"><text:span text:style-name="T7">sysctl -p</text:span></text:span></text:p>
      <text:p text:style-name="P6"/>
      <text:p text:style-name="P7">Then, create on the master the following file: /etc/keepalived/keepalived.conf</text:p>
      <text:p text:style-name="P7"/>
      <text:p text:style-name="P13">! Configuration File for keepalived <text:s/>- MASTER</text:p>
      <text:p text:style-name="P13">vrrp_instance VI_1 {</text:p>
      <text:p text:style-name="P13"><text:s text:c="4"/>state MASTER</text:p>
      <text:p text:style-name="P13"><text:s text:c="4"/>interface eth0</text:p>
      <text:p text:style-name="P13"><text:s text:c="4"/>virtual_router_id 51</text:p>
      <text:p text:style-name="P13"><text:s text:c="4"/>priority 150</text:p>
      <text:p text:style-name="P13"><text:s text:c="4"/>advert_int 1</text:p>
      <text:p text:style-name="P13"><text:s text:c="4"/>authentication {</text:p>
      <text:p text:style-name="P13"><text:s text:c="8"/>auth_type PASS</text:p>
      <text:p text:style-name="P13"><text:s text:c="8"/>auth_pass keepalivedpass</text:p>
      <text:p text:style-name="P13"><text:s text:c="4"/>}</text:p>
      <text:p text:style-name="P13"><text:s text:c="4"/>virtual_ipaddress {</text:p>
      <text:p text:style-name="P13"><text:s text:c="8"/>192.168.1.3</text:p>
      <text:p text:style-name="P13"><text:s text:c="4"/>}</text:p>
      <text:p text:style-name="P13">}</text:p>
      <text:p/>
      <text:p text:style-name="P9"><text:soft-page-break/>Should your interface be different than eth0, you’<text:span text:style-name="T9">ll </text:span>need to update the corresponding line. The virtual_router_id is of your choosing, and needs to be the same on the <text:span text:style-name="T9">M</text:span>aster &amp; <text:span text:style-name="T9">S</text:span>lave. Priority needs to be higher on the <text:span text:style-name="T9">M</text:span>aster than the <text:span text:style-name="T9">S</text:span>lave. Finally, choose an IP address that is free, and wont be assigned to anyone else by a dhcp server, and put it in the virtual_ipaddress section. <text:span text:style-name="T9">You may also change the password to your liking, but it needs to be the same on the Master &amp; the Slave.</text:span></text:p>
      <text:p text:style-name="P9"/>
      <text:p text:style-name="P9">Create the following file on the slave: <text:span text:style-name="T1">/etc/keepalived/keepalived.conf</text:span></text:p>
      <text:p text:style-name="P8"/>
      <text:p text:style-name="P13">! Configuration File for keepalived <text:s/>- MASTER</text:p>
      <text:p text:style-name="P13">vrrp_instance VI_1 {</text:p>
      <text:p text:style-name="P13"><text:s text:c="4"/>state BACKUP</text:p>
      <text:p text:style-name="P13"><text:s text:c="4"/>interface eth0</text:p>
      <text:p text:style-name="P13"><text:s text:c="4"/>virtual_router_id 51</text:p>
      <text:p text:style-name="P13"><text:s text:c="4"/>priority 100</text:p>
      <text:p text:style-name="P13"><text:s text:c="4"/>advert_int 1</text:p>
      <text:p text:style-name="P13"><text:s text:c="4"/>authentication {</text:p>
      <text:p text:style-name="P13"><text:s text:c="8"/>auth_type PASS</text:p>
      <text:p text:style-name="P13"><text:s text:c="8"/>auth_pass keepalivedpass</text:p>
      <text:p text:style-name="P13"><text:s text:c="4"/>}</text:p>
      <text:p text:style-name="P13"><text:s text:c="4"/>virtual_ipaddress {</text:p>
      <text:p text:style-name="P13"><text:s text:c="8"/>192.168.1.3</text:p>
      <text:p text:style-name="P13"><text:s text:c="4"/>}</text:p>
      <text:p text:style-name="P13">}</text:p>
      <text:p text:style-name="P13"/>
      <text:p text:style-name="P9">Note that the state and priority are the only changes from the Master file.</text:p>
      <text:p text:style-name="P9"/>
      <text:p text:style-name="P10">Make sure that the port 112 is open between the two hosts, and the multicast <text:span text:style-name="T9">allowed</text:span>:</text:p>
      <text:p text:style-name="P14">/sbin/iptables -t filter -I INPUT -d 224.0.0.0/8 -j ACCEPT</text:p>
      <text:p text:style-name="P14">/sbin/iptables -t filter -I INPUT -p 112 -j ACCEPT</text:p>
      <text:p text:style-name="P13"/>
      <text:p text:style-name="P10">You can now restart keepalived on both hosts via: service keepalived restart. The master can now be reached via the floating ip (192.168.1.3 in this example).</text:p>
      <text:p text:style-name="P10"/>
      <text:p text:style-name="P10">Poweroff the Master, and pretty quickly the IP will switch to the <text:span text:style-name="T9">S</text:span>lave, and after a couple of minutes, all services will be up &amp; running (allow some time for the xivo detection mechanism to work, and for the services to start).</text:p>
      <text:p text:style-name="P10"/>
      <text:p text:style-name="P11">Powering on the Master will suspend the service on the Slave, and Master will become operational.</text:p>
      <text:p text:style-name="P11"/>
      <text:p text:style-name="P10">NOTES: </text:p>
      <text:p text:style-name="P10"/>
      <text:p text:style-name="P10">- as soon as the master is restored, ie that it answers to the ping request for xivo, and that the keepalived daemon is started, the <text:span text:style-name="T8">S</text:span>lave will suspend its service, and the ip will be returned to the <text:span text:style-name="T8">M</text:span>aster. You may want to consider caution when powering on the Master in a production environment, to avoid the IP &amp; service moving back &amp; forth between the servers.</text:p>
      <text:p text:style-name="P10"><text:soft-page-break/></text:p>
      <text:p text:style-name="P10">- asterisk may face difficulties if the 3 addresses (<text:span text:style-name="T8">M</text:span>aster, <text:span text:style-name="T8">S</text:span>lave &amp; floating) are not in the same LAN, subnet, VLAN and do n<text:span text:style-name="T8">o</text:span>t use the same gateway.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1:31:11.588395175</meta:creation-date>
    <dc:date>2016-09-13T12:02:06.878650436</dc:date>
    <meta:editing-duration>PT20M23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3" meta:paragraph-count="54" meta:word-count="604" meta:character-count="3691" meta:non-whitespace-character-count="3015"/>
  </office:meta>
</office:document-meta>
</file>